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24cm"/>
    </style:style>
    <style:style style:name="co3" style:family="table-column">
      <style:table-column-properties fo:break-before="auto" style:column-width="4.969cm"/>
    </style:style>
    <style:style style:name="co4" style:family="table-column">
      <style:table-column-properties fo:break-before="auto" style:column-width="4.2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rticipa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name_en</text:p>
          </table:table-cell>
          <table:table-cell office:value-type="string" calcext:value-type="string">
            <text:p>name_cs</text:p>
          </table:table-cell>
          <table:table-cell office:value-type="string" calcext:value-type="string">
            <text:p>parent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Andorra</text:p>
          </table:table-cell>
          <table:table-cell/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Spojené arabské emiráty</text:p>
          </table:table-cell>
          <table:table-cell/>
        </table:table-row>
        <table:table-row table:style-name="ro1">
          <table:table-cell office:value-type="string" calcext:value-type="string">
            <text:p>ARG</text:p>
          </table:table-cell>
          <table:table-cell table:number-columns-repeated="2" office:value-type="string" calcext:value-type="string">
            <text:p>Argentina</text:p>
          </table:table-cell>
          <table:table-cell/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/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Rakousko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álie</text:p>
          </table:table-cell>
          <table:table-cell/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lgie</text:p>
          </table:table-cell>
          <table:table-cell/>
        </table:table-row>
        <table:table-row table:style-name="ro1">
          <table:table-cell office:value-type="string" calcext:value-type="string">
            <text:p>BGR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ulharsko</text:p>
          </table:table-cell>
          <table:table-cell/>
        </table:table-row>
        <table:table-row table:style-name="ro1">
          <table:table-cell office:value-type="string" calcext:value-type="string">
            <text:p>BIH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Bosna a Hercegovina</text:p>
          </table:table-cell>
          <table:table-cell/>
        </table:table-row>
        <table:table-row table:style-name="ro1">
          <table:table-cell office:value-type="string" calcext:value-type="string">
            <text:p>BLR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ělorusko</text:p>
          </table:table-cell>
          <table:table-cell/>
        </table:table-row>
        <table:table-row table:style-name="ro1">
          <table:table-cell office:value-type="string" calcext:value-type="string">
            <text:p>BOH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Čechy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string" calcext:value-type="string">
            <text:p>B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ílie</text:p>
          </table:table-cell>
          <table:table-cell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Kanada</text:p>
          </table:table-cell>
          <table:table-cell/>
        </table:table-row>
        <table:table-row table:style-name="ro1">
          <table:table-cell office:value-type="string" calcext:value-type="string">
            <text:p>CH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Švýcarsko</text:p>
          </table:table-cell>
          <table:table-cell/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Čín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IS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Kolumbie</text:p>
          </table:table-cell>
          <table:table-cell/>
        </table:table-row>
        <table:table-row table:style-name="ro1">
          <table:table-cell office:value-type="string" calcext:value-type="string">
            <text:p>CSK</text:p>
          </table:table-cell>
          <table:table-cell office:value-type="string" calcext:value-type="string">
            <text:p>Czechoslovakia</text:p>
          </table:table-cell>
          <table:table-cell office:value-type="string" calcext:value-type="string">
            <text:p>Československo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string" calcext:value-type="string">
            <text:p>CZE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Česko</text:p>
          </table:table-cell>
          <table:table-cell/>
        </table:table-row>
        <table:table-row table:style-name="ro1">
          <table:table-cell office:value-type="string" calcext:value-type="string">
            <text:p>DDR</text:p>
          </table:table-cell>
          <table:table-cell office:value-type="string" calcext:value-type="string">
            <text:p>East Germany</text:p>
          </table:table-cell>
          <table:table-cell office:value-type="string" calcext:value-type="string">
            <text:p>Východní Německo</text:p>
          </table:table-cell>
          <table:table-cell/>
        </table:table-row>
        <table:table-row table:style-name="ro1">
          <table:table-cell office:value-type="string" calcext:value-type="string">
            <text:p>DNK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ánsko</text:p>
          </table:table-cell>
          <table:table-cell/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/West Germany</text:p>
          </table:table-cell>
          <table:table-cell office:value-type="string" calcext:value-type="string">
            <text:p>Německo/Západní Německo</text:p>
          </table:table-cell>
          <table:table-cell/>
        </table:table-row>
        <table:table-row table:style-name="ro1"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Alžírsko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Španělsko</text:p>
          </table:table-cell>
          <table:table-cell/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stonsko</text:p>
          </table:table-cell>
          <table:table-cell/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sko</text:p>
          </table:table-cell>
          <table:table-cell/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ie</text:p>
          </table:table-cell>
          <table:table-cell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Great Britain</text:p>
          </table:table-cell>
          <table:table-cell office:value-type="string" calcext:value-type="string">
            <text:p>Velká Británie</text:p>
          </table:table-cell>
          <table:table-cell/>
        </table:table-row>
        <table:table-row table:style-name="ro1">
          <table:table-cell office:value-type="string" calcext:value-type="string">
            <text:p>GEO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ruzie</text:p>
          </table:table-cell>
          <table:table-cell/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Řecko</text:p>
          </table:table-cell>
          <table:table-cell/>
        </table:table-row>
        <table:table-row table:style-name="ro1">
          <table:table-cell office:value-type="string" calcext:value-type="string">
            <text:p>HKG</text:p>
          </table:table-cell>
          <table:table-cell table:number-columns-repeated="2" office:value-type="string" calcext:value-type="string">
            <text:p>Hong Kong</text:p>
          </table:table-cell>
          <table:table-cell/>
        </table:table-row>
        <table:table-row table:style-name="ro1">
          <table:table-cell office:value-type="string" calcext:value-type="string">
            <text:p>HRV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Chorvatsko</text:p>
          </table:table-cell>
          <table:table-cell/>
        </table:table-row>
        <table:table-row table:style-name="ro1">
          <table:table-cell office:value-type="string" calcext:value-type="string">
            <text:p>HUN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Maďarsko</text:p>
          </table:table-cell>
          <table:table-cell/>
        </table:table-row>
        <table:table-row table:style-name="ro1">
          <table:table-cell office:value-type="string" calcext:value-type="string">
            <text:p>IDN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/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rsko</text:p>
          </table:table-cell>
          <table:table-cell/>
        </table:table-row>
        <table:table-row table:style-name="ro1">
          <table:table-cell office:value-type="string" calcext:value-type="string">
            <text:p>IRN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Írán</text:p>
          </table:table-cell>
          <table:table-cell/>
        </table:table-row>
        <table:table-row table:style-name="ro1">
          <table:table-cell office:value-type="string" calcext:value-type="string">
            <text:p>ISL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sland</text:p>
          </table:table-cell>
          <table:table-cell/>
        </table:table-row>
        <table:table-row table:style-name="ro1">
          <table:table-cell office:value-type="string" calcext:value-type="string">
            <text:p>IS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zrael</text:p>
          </table:table-cell>
          <table:table-cell/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álie</text:p>
          </table:table-cell>
          <table:table-cell/>
        </table:table-row>
        <table:table-row table:style-name="ro1">
          <table:table-cell office:value-type="string" calcext:value-type="string">
            <text:p>JPN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aponsko</text:p>
          </table:table-cell>
          <table:table-cell/>
        </table:table-row>
        <table:table-row table:style-name="ro1">
          <table:table-cell office:value-type="string" calcext:value-type="string">
            <text:p>KAZ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Kazachstán</text:p>
          </table:table-cell>
          <table:table-cell/>
        </table:table-row>
        <table:table-row table:style-name="ro1">
          <table:table-cell office:value-type="string" calcext:value-type="string">
            <text:p>KGZ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Kyrgyzstán</text:p>
          </table:table-cell>
          <table:table-cell/>
        </table:table-row>
        <table:table-row table:style-name="ro1">
          <table:table-cell office:value-type="string" calcext:value-type="string">
            <text:p>KO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Jižní Korea</text:p>
          </table:table-cell>
          <table:table-cell/>
        </table:table-row>
        <table:table-row table:style-name="ro1">
          <table:table-cell office:value-type="string" calcext:value-type="string">
            <text:p>KWT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Kuvajt</text:p>
          </table:table-cell>
          <table:table-cell/>
        </table:table-row>
        <table:table-row table:style-name="ro1">
          <table:table-cell office:value-type="string" calcext:value-type="string">
            <text:p>LIE</text:p>
          </table:table-cell>
          <table:table-cell office:value-type="string" calcext:value-type="string">
            <text:p>Liechtenstein</text:p>
          </table:table-cell>
          <table:table-cell office:value-type="string" calcext:value-type="string">
            <text:p>Lichtenštejnsko</text:p>
          </table:table-cell>
          <table:table-cell/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itva</text:p>
          </table:table-cell>
          <table:table-cell/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ucembursko</text:p>
          </table:table-cell>
          <table:table-cell/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otyšsko</text:p>
          </table:table-cell>
          <table:table-cell/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roko</text:p>
          </table:table-cell>
          <table:table-cell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iko</text:p>
          </table:table-cell>
          <table:table-cell/>
        </table:table-row>
        <table:table-row table:style-name="ro1">
          <table:table-cell office:value-type="string" calcext:value-type="string">
            <text:p>MKD</text:p>
          </table:table-cell>
          <table:table-cell office:value-type="string" calcext:value-type="string">
            <text:p>North Macedonia</text:p>
          </table:table-cell>
          <table:table-cell office:value-type="string" calcext:value-type="string">
            <text:p>Severní Makedonie</text:p>
          </table:table-cell>
          <table:table-cell/>
        </table:table-row>
        <table:table-row table:style-name="ro1">
          <table:table-cell office:value-type="string" calcext:value-type="string">
            <text:p>MNG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ongolsko</text:p>
          </table:table-cell>
          <table:table-cell/>
        </table:table-row>
        <table:table-row table:style-name="ro1">
          <table:table-cell office:value-type="string" calcext:value-type="string">
            <text:p>MYS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alajsie</text:p>
          </table:table-cell>
          <table:table-cell/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izozemsko</text:p>
          </table:table-cell>
          <table:table-cell/>
        </table:table-row>
        <table:table-row table:style-name="ro1">
          <table:table-cell office:value-type="string" calcext:value-type="string">
            <text:p>NOR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sko</text:p>
          </table:table-cell>
          <table:table-cell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ový Zéland</text:p>
          </table:table-cell>
          <table:table-cell/>
        </table:table-row>
        <table:table-row table:style-name="ro1">
          <table:table-cell office:value-type="string" calcext:value-type="string">
            <text:p>OAR</text:p>
          </table:table-cell>
          <table:table-cell office:value-type="string" calcext:value-type="string">
            <text:p>Olympic Athletes from Russia</text:p>
          </table:table-cell>
          <table:table-cell office:value-type="string" calcext:value-type="string">
            <text:p>Olympijští sportovci z Ruska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string" calcext:value-type="string">
            <text:p>PHL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Filipíny</text:p>
          </table:table-cell>
          <table:table-cell/>
        </table:table-row>
        <table:table-row table:style-name="ro1">
          <table:table-cell office:value-type="string" calcext:value-type="string">
            <text:p>POL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sko</text:p>
          </table:table-cell>
          <table:table-cell/>
        </table:table-row>
        <table:table-row table:style-name="ro1">
          <table:table-cell office:value-type="string" calcext:value-type="string">
            <text:p>PRK</text:p>
          </table:table-cell>
          <table:table-cell office:value-type="string" calcext:value-type="string">
            <text:p>North Korea</text:p>
          </table:table-cell>
          <table:table-cell office:value-type="string" calcext:value-type="string">
            <text:p>Severní Korea</text:p>
          </table:table-cell>
          <table:table-cell/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rtugalsko</text:p>
          </table:table-cell>
          <table:table-cell/>
        </table:table-row>
        <table:table-row table:style-name="ro1">
          <table:table-cell office:value-type="string" calcext:value-type="string">
            <text:p>ROU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umunsko</text:p>
          </table:table-cell>
          <table:table-cell/>
        </table:table-row>
        <table:table-row table:style-name="ro1">
          <table:table-cell office:value-type="string" calcext:value-type="string">
            <text:p>RUS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ko</text:p>
          </table:table-cell>
          <table:table-cell/>
        </table:table-row>
        <table:table-row table:style-name="ro1">
          <table:table-cell office:value-type="string" calcext:value-type="string">
            <text:p>SCG</text:p>
          </table:table-cell>
          <table:table-cell office:value-type="string" calcext:value-type="string">
            <text:p>Serbia and Montenegro</text:p>
          </table:table-cell>
          <table:table-cell office:value-type="string" calcext:value-type="string">
            <text:p>Srbsko a Černá Hora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string" calcext:value-type="string">
            <text:p>SGP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ingapur</text:p>
          </table:table-cell>
          <table:table-cell/>
        </table:table-row>
        <table:table-row table:style-name="ro1">
          <table:table-cell office:value-type="string" calcext:value-type="string">
            <text:p>SRB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rbsko</text:p>
          </table:table-cell>
          <table:table-cell/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Soviet Union</text:p>
          </table:table-cell>
          <table:table-cell office:value-type="string" calcext:value-type="string">
            <text:p>Sovětský svaz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lovensko</text:p>
          </table:table-cell>
          <table:table-cell/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lovinsko</text:p>
          </table:table-cell>
          <table:table-cell/>
        </table:table-row>
        <table:table-row table:style-name="ro1">
          <table:table-cell office:value-type="string" calcext:value-type="string">
            <text:p>SW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Švédsko</text:p>
          </table:table-cell>
          <table:table-cell/>
        </table:table-row>
        <table:table-row table:style-name="ro1">
          <table:table-cell office:value-type="string" calcext:value-type="string">
            <text:p>THA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jsko</text:p>
          </table:table-cell>
          <table:table-cell/>
        </table:table-row>
        <table:table-row table:style-name="ro1">
          <table:table-cell office:value-type="string" calcext:value-type="string">
            <text:p>TKM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Turkmenistán</text:p>
          </table:table-cell>
          <table:table-cell/>
        </table:table-row>
        <table:table-row table:style-name="ro1">
          <table:table-cell office:value-type="string" calcext:value-type="string">
            <text:p>TUR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ecko</text:p>
          </table:table-cell>
          <table:table-cell/>
        </table:table-row>
        <table:table-row table:style-name="ro1">
          <table:table-cell office:value-type="string" calcext:value-type="string">
            <text:p>TWN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Tchaj-wan</text:p>
          </table:table-cell>
          <table:table-cell/>
        </table:table-row>
        <table:table-row table:style-name="ro1">
          <table:table-cell office:value-type="string" calcext:value-type="string">
            <text:p>UKR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ajina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USA</text:p>
          </table:table-cell>
          <table:table-cell/>
        </table:table-row>
        <table:table-row table:style-name="ro1">
          <table:table-cell office:value-type="string" calcext:value-type="string">
            <text:p>YUG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Jugoslávie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string" calcext:value-type="string">
            <text:p>ZAF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Jižní Afrika</text:p>
          </table:table-cell>
          <table:table-cell/>
        </table:table-row>
      </table:table>
      <table:table table:name="1910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</table:table>
      <table:table table:name="1911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</table:table>
      <table:table table:name="1913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</table:table-row>
      </table:table>
      <table:table table:name="1914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L</text:p>
          </table:table-cell>
        </table:table-row>
      </table:table>
      <table:table table:name="1920_S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L</text:p>
          </table:table-cell>
        </table:table-row>
      </table:table>
      <table:table table:name="1921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</table:table>
      <table:table table:name="1922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</table:table>
      <table:table table:name="1923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</table:table>
      <table:table table:name="192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</table:table>
      <table:table table:name="1924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TA</text:p>
          </table:table-cell>
        </table:table-row>
      </table:table>
      <table:table table:name="1925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L</text:p>
          </table:table-cell>
        </table:table-row>
      </table:table>
      <table:table table:name="1926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SP</text:p>
          </table:table-cell>
        </table:table-row>
      </table:table>
      <table:table table:name="1927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</table:table>
      <table:table table:name="192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N</text:p>
          </table:table-cell>
        </table:table-row>
      </table:table>
      <table:table table:name="1929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</table:table>
      <table:table table:name="193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L</text:p>
          </table:table-cell>
        </table:table-row>
      </table:table>
      <table:table table:name="193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</table:table>
      <table:table table:name="193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</text:p>
          </table:table-cell>
        </table:table-row>
      </table:table>
      <table:table table:name="1932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</table:table-row>
      </table:table>
      <table:table table:name="193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L</text:p>
          </table:table-cell>
        </table:table-row>
      </table:table>
      <table:table table:name="193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L</text:p>
          </table:table-cell>
        </table:table-row>
      </table:table>
      <table:table table:name="193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</table:table>
      <table:table table:name="1936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</table:table>
      <table:table table:name="193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</table:table-row>
      </table:table>
      <table:table table:name="193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</table:table>
      <table:table table:name="193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</table:table>
      <table:table table:name="194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L</text:p>
          </table:table-cell>
        </table:table-row>
      </table:table>
      <table:table table:name="194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</table:table>
      <table:table table:name="194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K</text:p>
          </table:table-cell>
        </table:table-row>
      </table:table>
      <table:table table:name="195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</table:table>
      <table:table table:name="195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</table:table>
      <table:table table:name="195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</table:table-row>
      </table:table>
      <table:table table:name="195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</text:p>
          </table:table-cell>
        </table:table-row>
      </table:table>
      <table:table table:name="195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</table:table>
      <table:table table:name="195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L</text:p>
          </table:table-cell>
        </table:table-row>
      </table:table>
      <table:table table:name="1956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L</text:p>
          </table:table-cell>
        </table:table-row>
      </table:table>
      <table:table table:name="195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PN</text:p>
          </table:table-cell>
        </table:table-row>
      </table:table>
      <table:table table:name="195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</table:table>
      <table:table table:name="195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</table:table>
      <table:table table:name="1960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DR</text:p>
          </table:table-cell>
        </table:table-row>
      </table:table>
      <table:table table:name="196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</text:p>
          </table:table-cell>
        </table:table-row>
      </table:table>
      <table:table table:name="196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NK</text:p>
          </table:table-cell>
        </table:table-row>
      </table:table>
      <table:table table:name="196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</text:p>
          </table:table-cell>
        </table:table-row>
      </table:table>
      <table:table table:name="196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</table:table-row>
      </table:table>
      <table:table table:name="196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</table:table-row>
      </table:table>
      <table:table table:name="196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</table:table-row>
      </table:table>
      <table:table table:name="196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LD</text:p>
          </table:table-cell>
        </table:table-row>
      </table:table>
      <table:table table:name="196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</table:table-row>
      </table:table>
      <table:table table:name="196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</table:table>
      <table:table table:name="197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</text:p>
          </table:table-cell>
        </table:table-row>
      </table:table>
      <table:table table:name="197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L</text:p>
          </table:table-cell>
        </table:table-row>
      </table:table>
      <table:table table:name="197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</table:table>
      <table:table table:name="197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</table:table>
      <table:table table:name="197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BR</text:p>
          </table:table-cell>
        </table:table-row>
      </table:table>
      <table:table table:name="197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K</text:p>
          </table:table-cell>
        </table:table-row>
      </table:table>
      <table:table table:name="197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</text:p>
          </table:table-cell>
        </table:table-row>
      </table:table>
      <table:table table:name="1976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GR</text:p>
          </table:table-cell>
        </table:table-row>
      </table:table>
      <table:table table:name="197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</table:table-row>
      </table:table>
      <table:table table:name="197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</table:table-row>
      </table:table>
      <table:table table:name="197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L</text:p>
          </table:table-cell>
        </table:table-row>
      </table:table>
      <table:table table:name="197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US</text:p>
          </table:table-cell>
        </table:table-row>
      </table:table>
      <table:table table:name="1980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N</text:p>
          </table:table-cell>
        </table:table-row>
      </table:table>
      <table:table table:name="1980_TT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K</text:p>
          </table:table-cell>
        </table:table-row>
      </table:table>
      <table:table table:name="198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</table:table-row>
      </table:table>
      <table:table table:name="198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OR</text:p>
          </table:table-cell>
        </table:table-row>
      </table:table>
      <table:table table:name="198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RK</text:p>
          </table:table-cell>
        </table:table-row>
      </table:table>
      <table:table table:name="198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</table:table>
      <table:table table:name="1984_TT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N</text:p>
          </table:table-cell>
        </table:table-row>
      </table:table>
      <table:table table:name="198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P</text:p>
          </table:table-cell>
        </table:table-row>
      </table:table>
      <table:table table:name="198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US</text:p>
          </table:table-cell>
        </table:table-row>
      </table:table>
      <table:table table:name="198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KG</text:p>
          </table:table-cell>
        </table:table-row>
      </table:table>
      <table:table table:name="198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</table:table>
      <table:table table:name="1988_TT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</text:p>
          </table:table-cell>
        </table:table-row>
      </table:table>
      <table:table table:name="198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ZL</text:p>
          </table:table-cell>
        </table:table-row>
      </table:table>
      <table:table table:name="199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P</text:p>
          </table:table-cell>
        </table:table-row>
      </table:table>
      <table:table table:name="199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L</text:p>
          </table:table-cell>
        </table:table-row>
      </table:table>
      <table:table table:name="199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</table:table-row>
      </table:table>
      <table:table table:name="199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UR</text:p>
          </table:table-cell>
        </table:table-row>
      </table:table>
      <table:table table:name="199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UR</text:p>
          </table:table-cell>
        </table:table-row>
      </table:table>
      <table:table table:name="199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</table:table-row>
      </table:table>
      <table:table table:name="199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UR</text:p>
          </table:table-cell>
        </table:table-row>
      </table:table>
      <table:table table:name="199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</table:table-row>
      </table:table>
      <table:table table:name="199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C</text:p>
          </table:table-cell>
        </table:table-row>
      </table:table>
      <table:table table:name="199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</table:table>
      <table:table table:name="199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OR</text:p>
          </table:table-cell>
        </table:table-row>
      </table:table>
      <table:table table:name="199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C</text:p>
          </table:table-cell>
        </table:table-row>
      </table:table>
      <table:table table:name="199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SL</text:p>
          </table:table-cell>
        </table:table-row>
      </table:table>
      <table:table table:name="200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</table:table-row>
      </table:table>
      <table:table table:name="200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</table:table-row>
      </table:table>
      <table:table table:name="200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OR</text:p>
          </table:table-cell>
        </table:table-row>
      </table:table>
      <table:table table:name="200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ZL</text:p>
          </table:table-cell>
        </table:table-row>
      </table:table>
      <table:table table:name="200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C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UR</text:p>
          </table:table-cell>
        </table:table-row>
      </table:table>
      <table:table table:name="200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C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RM</text:p>
          </table:table-cell>
        </table:table-row>
      </table:table>
      <table:table table:name="200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C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RM</text:p>
          </table:table-cell>
        </table:table-row>
      </table:table>
      <table:table table:name="2006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CG</text:p>
          </table:table-cell>
        </table:table-row>
      </table:table>
      <table:table table:name="200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C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UX</text:p>
          </table:table-cell>
        </table:table-row>
      </table:table>
      <table:table table:name="200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N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M</text:p>
          </table:table-cell>
        </table:table-row>
      </table:table>
      <table:table table:name="200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N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IH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RM</text:p>
          </table:table-cell>
        </table:table-row>
      </table:table>
      <table:table table:name="200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NG</text:p>
          </table:table-cell>
        </table:table-row>
      </table:table>
      <table:table table:name="2010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UR</text:p>
          </table:table-cell>
        </table:table-row>
      </table:table>
      <table:table table:name="201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N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R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RM</text:p>
          </table:table-cell>
        </table:table-row>
      </table:table>
      <table:table table:name="201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NG</text:p>
          </table:table-cell>
        </table:table-row>
      </table:table>
      <table:table table:name="201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NG</text:p>
          </table:table-cell>
        </table:table-row>
      </table:table>
      <table:table table:name="201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N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EO</text:p>
          </table:table-cell>
        </table:table-row>
      </table:table>
      <table:table table:name="201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R</text:p>
          </table:table-cell>
        </table:table-row>
      </table:table>
      <table:table table:name="201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K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R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EO</text:p>
          </table:table-cell>
        </table:table-row>
      </table:table>
      <table:table table:name="201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K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IH</text:p>
          </table:table-cell>
        </table:table-row>
      </table:table>
      <table:table table:name="201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IH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K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EO</text:p>
          </table:table-cell>
        </table:table-row>
      </table:table>
      <table:table table:name="201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K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WN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RE</text:p>
          </table:table-cell>
        </table:table-row>
      </table:table>
      <table:table table:name="2017_D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D</text:p>
          </table:table-cell>
        </table:table-row>
      </table:table>
      <table:table table:name="201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A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EO</text:p>
          </table:table-cell>
        </table:table-row>
      </table:table>
      <table:table table:name="201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WN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K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K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IH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R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WT</text:p>
          </table:table-cell>
        </table:table-row>
      </table:table>
      <table:table table:name="2018_D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K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D</text:p>
          </table:table-cell>
        </table:table-row>
      </table:table>
      <table:table table:name="201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K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W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R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K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H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IH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WT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GZ</text:p>
          </table:table-cell>
        </table:table-row>
      </table:table>
      <table:table table:name="202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K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W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K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H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IH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WT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GZ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Y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HL</text:p>
          </table:table-cell>
        </table:table-row>
      </table:table>
      <table:table table:name="202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A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K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W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R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K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I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H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WT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GZ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Y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H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GP</text:p>
          </table:table-cell>
        </table:table-row>
      </table:table>
      <table:table table:name="202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A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W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GZ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R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H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K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IH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WT</text:p>
          </table:table-cell>
        </table:table-row>
      </table:table>
      <table:table table:name="202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R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K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W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H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IH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K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KGZ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R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GP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Y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KWT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HL</text:p>
          </table:table-cell>
        </table:table-row>
      </table:table>
      <table:table table:name="2022_D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Z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T</text:p>
          </table:table-cell>
        </table:table-row>
      </table:table>
      <table:table table:name="202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R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W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KM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H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GZ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IH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K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GP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R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Y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HL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N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WT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DN</text:p>
          </table:table-cell>
        </table:table-row>
      </table:table>
      <table:table table:name="2023_D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T</text:p>
          </table:table-cell>
        </table:table-row>
      </table:table>
      <table:table table:name="202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R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W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H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GZ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K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IH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K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HL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GP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R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N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WT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DN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YS</text:p>
          </table:table-cell>
        </table:table-row>
      </table:table>
      <table:table table:name="2024_D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6T22:57:16.425000000</meta:creation-date>
    <dc:date>2024-08-18T15:19:26.328000000</dc:date>
    <meta:editing-duration>PT16H57M21S</meta:editing-duration>
    <meta:editing-cycles>124</meta:editing-cycles>
    <meta:generator>LibreOffice/7.5.2.2$Windows_X86_64 LibreOffice_project/53bb9681a964705cf672590721dbc85eb4d0c3a2</meta:generator>
    <meta:document-statistic meta:table-count="124" meta:cell-count="6219" meta:object-count="0"/>
  </office:meta>
</office:document-meta>
</file>